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3.13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57.27mm"/>
    </style:style>
    <style:style style:name="co4" style:family="table-column">
      <style:table-column-properties fo:break-before="auto" style:column-width="107.4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05.3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expenses-20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1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SUM([.B10:.B34])" office:value-type="float" office:value="861.87" calcext:value-type="float">
            <text:p>861.87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700" calcext:value-type="float">
            <text:p>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SUM([.B37:.B50])" office:value-type="float" office:value="1700.5" calcext:value-type="float">
            <text:p>1700.5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2:.B58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SUM([.B62:.B64])" office:value-type="float" office:value="20.6" calcext:value-type="float">
            <text:p>20.6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65])" office:value-type="float" office:value="2859.3" calcext:value-type="float">
            <text:p>2859.3</text:p>
          </table:table-cell>
          <table:table-cell table:formula="of:=SUM([.C1:.C66])" office:value-type="float" office:value="2859.3" calcext:value-type="float">
            <text:p>2859.3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1:.B76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67];[.B78])" office:value-type="float" office:value="-4447.34" calcext:value-type="float">
            <text:p>-4447.34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expected expens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come tax on $3100</text:p>
          </table:table-cell>
          <table:table-cell office:value-type="float" office:value="775" calcext:value-type="float">
            <text:p>775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awesome ann arbor grant 201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xpected incom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 real and expected</text:p>
          </table:table-cell>
          <table:table-cell table:number-columns-repeated="3"/>
        </table:table-row>
        <table:table-row table:style-name="ro1">
          <table:table-cell/>
          <table:table-cell table:formula="of:=SUM([.B80];[.B84];[.B88])" office:value-type="float" office:value="-3672.34" calcext:value-type="float">
            <text:p>-3672.3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7">0000-00-00</text:date>, <text:time style:data-style-name="N2" text:time-value="21:49:30.7138661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7T21:50:23.359546109</dc:date>
    <meta:editing-duration>PT20H46M36S</meta:editing-duration>
    <meta:editing-cycles>111</meta:editing-cycles>
    <meta:generator>LibreOffice/5.1.6.2$Linux_X86_64 LibreOffice_project/10m0$Build-2</meta:generator>
    <meta:document-statistic meta:table-count="2" meta:cell-count="367" meta:object-count="0"/>
  </office:meta>
</office:document-meta>
</file>